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Calibri1" svg:font-family="Calibri" style:font-family-generic="swiss"/>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100%"/>
      <style:text-properties style:font-name="Arial" fo:font-size="12pt" officeooo:paragraph-rsid="000c470d" style:font-size-asian="10.5pt" style:font-size-complex="12pt"/>
    </style:style>
    <style:style style:name="P2" style:family="paragraph" style:parent-style-name="Standard">
      <style:paragraph-properties fo:line-height="100%"/>
      <style:text-properties style:font-name="Arial" fo:font-size="12pt" fo:font-weight="bold" officeooo:paragraph-rsid="000c470d" style:font-size-asian="10.5pt" style:font-weight-asian="bold" style:font-size-complex="12pt" style:font-weight-complex="bold"/>
    </style:style>
    <style:style style:name="P3" style:family="paragraph" style:parent-style-name="Standard">
      <style:paragraph-properties fo:line-height="100%"/>
      <style:text-properties style:font-name="Arial"/>
    </style:style>
    <style:style style:name="P4" style:family="paragraph" style:parent-style-name="Standard" style:master-page-name="Standard">
      <style:paragraph-properties fo:line-height="100%" style:page-number="auto"/>
      <style:text-properties style:font-name="Arial"/>
    </style:style>
    <style:style style:name="P5" style:family="paragraph" style:parent-style-name="Text_20_body">
      <style:text-properties officeooo:paragraph-rsid="000c470d"/>
    </style:style>
    <style:style style:name="P6" style:family="paragraph" style:parent-style-name="Text_20_body">
      <style:text-properties officeooo:paragraph-rsid="000d1524"/>
    </style:style>
    <style:style style:name="P7" style:family="paragraph" style:parent-style-name="Text_20_body">
      <style:text-properties officeooo:paragraph-rsid="000d7d35"/>
    </style:style>
    <style:style style:name="P8" style:family="paragraph" style:parent-style-name="Text_20_body">
      <style:text-properties officeooo:paragraph-rsid="000edc45"/>
    </style:style>
    <style:style style:name="P9" style:family="paragraph" style:parent-style-name="Text_20_body">
      <style:text-properties officeooo:paragraph-rsid="000ef662"/>
    </style:style>
    <style:style style:name="P10" style:family="paragraph" style:parent-style-name="Text_20_body">
      <style:text-properties officeooo:paragraph-rsid="00103784"/>
    </style:style>
    <style:style style:name="P11" style:family="paragraph" style:parent-style-name="Text_20_body">
      <style:text-properties officeooo:paragraph-rsid="0010c597"/>
    </style:style>
    <style:style style:name="P12" style:family="paragraph" style:parent-style-name="Text_20_body">
      <style:text-properties officeooo:paragraph-rsid="0011b72f"/>
    </style:style>
    <style:style style:name="T1" style:family="text">
      <style:text-properties fo:font-weight="bold" style:font-weight-asian="bold"/>
    </style:style>
    <style:style style:name="T2" style:family="text">
      <style:text-properties officeooo:rsid="000c470d"/>
    </style:style>
    <style:style style:name="T3" style:family="text">
      <style:text-properties officeooo:rsid="000d1524"/>
    </style:style>
    <style:style style:name="T4" style:family="text">
      <style:text-properties officeooo:rsid="000d7d35"/>
    </style:style>
    <style:style style:name="T5" style:family="text">
      <style:text-properties officeooo:rsid="000edc45"/>
    </style:style>
    <style:style style:name="T6" style:family="text">
      <style:text-properties officeooo:rsid="000ef662"/>
    </style:style>
    <style:style style:name="T7" style:family="text">
      <style:text-properties officeooo:rsid="00103784"/>
    </style:style>
    <style:style style:name="T8" style:family="text">
      <style:text-properties officeooo:rsid="0010c597"/>
    </style:style>
    <style:style style:name="T9" style:family="text">
      <style:text-properties officeooo:rsid="0011b72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Notes:</text:span></text:p>
      <text:p text:style-name="P3"/>
      <text:p text:style-name="P3">march 3, 2011</text:p>
      <text:p text:style-name="P3">IVR, interactive voice response, over VoIP, vishing, less people service more phone numbers</text:p>
      <text:p text:style-name="P3">IMAP and POP internet message access protocol</text:p>
      <text:p text:style-name="P3">POP =&gt; retrieve and delete</text:p>
      <text:p text:style-name="P3">IMAP =&gt; sync <text:s/>mail from server</text:p>
      <text:p text:style-name="P3">BigString email shredding service</text:p>
      <text:p text:style-name="P3">RATS =&gt; remote access trojans, proxy trojans, destructive trojans</text:p>
      <text:p text:style-name="P3">spoofing:</text:p>
      <text:p text:style-name="P3">DNS =&gt; domain name system URL =&gt; URI</text:p>
      <text:p text:style-name="P3">hierarchy of URI translation servers, like a phone book for the Internet</text:p>
      <text:p text:style-name="P3">pharming: host-file, change OR DNS cache-poisoning, go to wrong URL</text:p>
      <text:p text:style-name="P3">spoofing : mimic bank, etc... ask for credit card, atm number (!!)</text:p>
      <text:p text:style-name="P3"/>
      <text:p text:style-name="P3"><text:span text:style-name="T1">Chapter 2 test on terms Friday March 4th </text:span></text:p>
      <text:p text:style-name="P3"/>
      <text:p text:style-name="P3">Due Monday: Journal assignment due, How has the Internet changed your life, on edu20, in journal style. Post on wiki in class, then comment on another journal</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2"><text:soft-page-break/><text:span text:style-name="T2">Chapter 2 terms:</text:span></text:p>
      <text:p text:style-name="Text_20_body"><text:span text:style-name="T2">home page =&gt; primary page of a website</text:span></text:p>
      <text:p text:style-name="Text_20_body"><text:span text:style-name="T2">FAQs</text:span></text:p>
      <text:p text:style-name="P5"><text:span text:style-name="T2">web portal: special type of Web site that is doorway to lots of content. Starting point for viewers when they start their browsers. News, sports, weather, rss feed. Both general-interest portals and specific-interest portals.</text:span></text:p>
      <text:p text:style-name="P6"><text:span text:style-name="T3">commercial and lots of non-commercial sites often share these characteristics: logo, images, search tool, links, advertising, privacy and security statement</text:span></text:p>
      <text:p text:style-name="P6"><text:span text:style-name="T3">##Web Servers##</text:span></text:p>
      <text:p text:style-name="P6"><text:span text:style-name="T3">client-server computing: client sends request for copy of page to server, server gives it to client (the web browser). </text:span></text:p>
      <text:p text:style-name="P6"><text:span text:style-name="T3">Client =&gt; app that runs on a computer and requests resources or services from another computer. A server provides the requested resources. Large websites can take up more than 1 server, but a server can also host many small websites. </text:span></text:p>
      <text:p text:style-name="P6"><text:span text:style-name="T3">##IP Addresses, Domain Names and URLs##</text:span></text:p>
      <text:p text:style-name="P6"><text:span text:style-name="T3">IP Address: number that uniquely identifies each computer hooked up to the Internet. Format: 4 groups of numbers separated by periods. Computers that are always connected to the Internet have a static IP address. Dial-up access connections are dynamic IP addresses, that is change each time they connect. </text:span></text:p>
      <text:p text:style-name="P6"><text:span text:style-name="T3">Domain Name is a text alias for one or more IP addresses. When a browser sends a request, that request is routed and parsed by a DNS name server to get the proper IP address. A name server is a server that contains databases with domain names and corresponding </text:span><text:span text:style-name="T4">IP addresses. Returns the IP address to the browser, then the browser sends the request to this IP address. The $nslookup command queries a DNS name server for the equivalent IP address. </text:span></text:p>
      <text:p text:style-name="P7"><text:span text:style-name="T4">Internet Corporation for Assigned Names and Numbers (ICANN): non-profit organization (operates under auspices of US DoC): manages DNS and controls DN registration system</text:span></text:p>
      <text:p text:style-name="P8"><text:span text:style-name="T5">TLDs (Top Level Domains) are the domain extensions like .com or .net. (South-Pacific island nation Tuvalu copyrighted and leased the .tv TLD and is making lots of $$)</text:span></text:p>
      <text:p text:style-name="P8"><text:span text:style-name="T5">URL: protocol://domainname/path/filename (when browsing, protocol and www. can be left out)</text:span></text:p>
      <text:p text:style-name="P8"><text:span text:style-name="T5">Domain names are not case sensitive. paths and file names can be case sensitive</text:span></text:p>
      <text:p text:style-name="P8"><text:span text:style-name="T5">##Browsers##</text:span></text:p>
      <text:p text:style-name="P8"><text:span text:style-name="T5">Home page: 1 page or a group of pages that loads upon startup</text:span></text:p>
      <text:p text:style-name="P8"><text:span text:style-name="T5">Display Area: contains web page requested by browser</text:span></text:p>
      <text:p text:style-name="P8"><text:soft-page-break/><text:span text:style-name="T5">Title Bar: Displays the title of the web page</text:span></text:p>
      <text:p text:style-name="P8"><text:span text:style-name="T6">(</text:span><text:span text:style-name="T5">Address bar</text:span><text:span text:style-name="T6">)</text:span><text:span text:style-name="T5"> contains the URL of the current web page being displayed</text:span><text:span text:style-name="T6"> **normally called the URL bar</text:span></text:p>
      <text:p text:style-name="P8"><text:span text:style-name="T5">Address box is the text-box in which the web page is being displayed</text:span><text:span text:style-name="T6"> **Normally, there's nothing called a URL box, maybe on IE?</text:span></text:p>
      <text:p text:style-name="P9"><text:span text:style-name="T5">Refresh button, instant search box, favorites, add to favorites, quick tabs, tab rows, status bar, scroll bar</text:span><text:span text:style-name="T6">. information bar provides necessary security information when needed and is located on top, usually to the left of the address bar. Command bar in IE. The 'Links Bar' contains web page shortcuts for plugins. Browser plugins are added software that support different features.</text:span></text:p>
      <text:p text:style-name="P10"><text:span text:style-name="T7">Recent pages list: cleared after each browsing session</text:span></text:p>
      <text:p text:style-name="P11"><text:span text:style-name="T8">can have multiple tabs in the tabs row, tab row background and tab row foreground. Pointing to a tab displays a ScreenTip containing the the web page's title (and url?)</text:span></text:p>
      <text:p text:style-name="P11"><text:span text:style-name="T8">Click the ALT key while pressing enter in the Address Box (URL bar) to open the page in a new tab</text:span></text:p>
      <text:p text:style-name="P11"><text:span text:style-name="T8">##Revisiting Web Pages##</text:span></text:p>
      <text:p text:style-name="P11"><text:span text:style-name="T8">Using the address list: this list provides a list of previously viewed web pages. click on a row to view the web page with that URL. The browser's autocomplete feature saves URLs of the previous pages</text:span><text:span text:style-name="T9">, and anything sent in a form field. An online form is used to gather info. AutoComplete suggests possible matches in the Address Box or in the form field. </text:span></text:p>
      <text:p text:style-name="P12"><text:span text:style-name="T9">Create a favourite: saves the page's title and URL by default. The Favourite Center (IE only) contains the favourite list and the list contains the favourites. Default folder = 'Favorites'</text:span></text:p>
      <text:p text:style-name="P12"><text:span text:style-name="T9">Using the history list: web site folders and web page links that have been used in the last few days (varies depending on history options). p 69</text:span></text:p>
      <text:p text:style-name="P8"><text:span text:style-name="T5"/></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Calibri1" svg:font-family="Calibri" style:font-family-generic="swiss"/>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CA"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n" fo:country="CA" style:letter-kerning="true" style:font-name-asian="DejaVu Sans"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Signature" style:family="paragraph" style:parent-style-name="Standard" style:class="text">
      <style:paragraph-properties text:number-lines="false" text:line-number="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hn Abbott College</meta:initial-creator>
    <dc:creator>Luke </dc:creator>
    <meta:editing-cycles>4</meta:editing-cycles>
    <meta:creation-date>2011-03-03T16:15:00</meta:creation-date>
    <dc:date>2011-03-04T02:10:50</dc:date>
    <meta:editing-duration>PT00H01M09S</meta:editing-duration>
    <meta:generator>OpenOffice.org/3.2$Linux OpenOffice.org_project/320m19$Build-9505</meta:generator>
    <meta:document-statistic meta:table-count="0" meta:image-count="0" meta:object-count="0" meta:page-count="3" meta:paragraph-count="44" meta:word-count="778" meta:character-count="4675"/>
    <meta:template xlink:type="simple" xlink:actuate="onRequest" xlink:title="Normal.dotm" xlink:href=""/>
  </office:meta>
</office:document-meta>
</file>